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Chuleta para examen de GIT-HUB</text:p>
      <text:p text:style-name="P2"/>
      <text:p text:style-name="P3">Comandos terminales:</text:p>
      <text:p text:style-name="P4">ls -&gt; para saber que carpetas hay dentro de la carpeta de donde me encuentro.</text:p>
      <text:p text:style-name="P5">cd nombre_carpeta -&gt; para entrar a una carpeta por su nombre</text:p>
      <text:p text:style-name="P6"/>
      <text:p text:style-name="P7">Comandos Git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mariz Liseth Llanes Michel</meta:initial-creator>
    <dc:creator>Damariz Liseth Llanes Michel</dc:creator>
    <meta:creation-date>2022-12-02T16:58:00Z</meta:creation-date>
    <dc:date>2022-12-02T17:05:00Z</dc:date>
    <meta:template xlink:href="Normal.dotm" xlink:type="simple"/>
    <meta:editing-cycles>1</meta:editing-cycles>
    <meta:editing-duration>PT420S</meta:editing-duration>
    <meta:document-statistic meta:page-count="1" meta:paragraph-count="1" meta:word-count="32" meta:character-count="207" meta:row-count="1" meta:non-whitespace-character-count="176"/>
  </office:meta>
</office:document-meta>
</file>